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0695b6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770d1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6" style:family="paragraph" style:parent-style-name="Table_20_Heading">
      <style:text-properties fo:font-size="15pt" style:font-size-asian="15pt" style:font-size-complex="15pt"/>
    </style:style>
    <style:style style:name="P7" style:family="paragraph" style:parent-style-name="Table_20_Contents">
      <style:text-properties fo:font-size="15pt" style:font-size-asian="15pt" style:font-size-complex="15pt"/>
    </style:style>
    <style:style style:name="P8" style:family="paragraph" style:parent-style-name="Table_20_Contents">
      <style:text-properties officeooo:paragraph-rsid="000ab53b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1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1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0695b6" style:font-size-asian="15pt" style:font-size-complex="15pt"/>
    </style:style>
    <style:style style:name="P17" style:family="paragraph" style:parent-style-name="Text_20_body">
      <style:text-properties fo:color="#ff0000" loext:opacity="100%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18" style:family="paragraph" style:parent-style-name="Text_20_body">
      <style:text-properties fo:font-size="15pt" fo:font-weight="bold" officeooo:paragraph-rsid="0007906c" style:font-size-asian="15pt" style:font-size-complex="15pt"/>
    </style:style>
    <style:style style:name="P19" style:family="paragraph" style:parent-style-name="Text_20_body">
      <style:text-properties fo:font-size="15pt" fo:font-weight="normal" officeooo:rsid="00085dbf" officeooo:paragraph-rsid="000496ee" style:font-size-asian="15pt" style:font-size-complex="15pt"/>
    </style:style>
    <style:style style:name="P20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21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22" style:family="paragraph" style:parent-style-name="Text_20_body" style:list-style-name="L1">
      <style:text-properties fo:font-size="16pt" officeooo:rsid="00085dbf" style:font-size-asian="16pt" style:font-size-complex="16pt"/>
    </style:style>
    <style:style style:name="P23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24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25" style:family="paragraph" style:parent-style-name="Text_20_body" style:list-style-name="L3">
      <style:text-properties fo:font-size="15pt" officeooo:rsid="00085dbf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085dbf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fo:font-size="15pt" fo:font-weight="bold" officeooo:paragraph-rsid="00085dbf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0e45f8" style:font-size-asian="15pt" style:font-size-complex="15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officeooo:paragraph-rsid="0011f355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60fe7" style:font-size-asian="15pt" style:font-size-complex="15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officeooo:paragraph-rsid="001466bd" style:font-size-asian="15pt" style:font-size-complex="15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 style:list-style-name="L4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40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41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normal" officeooo:paragraph-rsid="001466bd" style:font-size-asian="15pt" style:font-size-complex="15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44" style:family="paragraph" style:parent-style-name="Text_20_body">
      <style:text-properties fo:font-size="15pt" officeooo:paragraph-rsid="001466bd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46" style:family="paragraph" style:parent-style-name="Text_20_body">
      <style:text-properties fo:font-size="15pt" officeooo:rsid="0011f355" officeooo:paragraph-rsid="001466bd" style:font-size-asian="15pt" style:font-size-complex="15pt"/>
    </style:style>
    <style:style style:name="P47" style:family="paragraph" style:parent-style-name="Text_20_body">
      <style:paragraph-properties style:writing-mode="lr-tb"/>
      <style:text-properties fo:font-size="15pt" officeooo:rsid="0011f355" officeooo:paragraph-rsid="001466bd" style:font-size-asian="15pt" style:font-size-complex="15pt"/>
    </style:style>
    <style:style style:name="P48" style:family="paragraph" style:parent-style-name="Text_20_body" style:list-style-name="L8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496ee" style:text-blinking="false" fo:background-color="transparent" loext:char-shading-value="0"/>
    </style:style>
    <style:style style:name="T2" style:family="text">
      <style:text-properties fo:font-variant="normal" fo:text-transform="none" fo:color="#bf0041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770d1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1f2b4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0496ee"/>
    </style:style>
    <style:style style:name="T11" style:family="text">
      <style:text-properties fo:color="#bf0041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5d59" style:font-weight-asian="normal" style:font-weight-complex="normal"/>
    </style:style>
    <style:style style:name="T14" style:family="text">
      <style:text-properties fo:font-weight="normal" officeooo:rsid="001770d1" style:font-weight-asian="normal" style:font-weight-complex="normal"/>
    </style:style>
    <style:style style:name="T15" style:family="text">
      <style:text-properties officeooo:rsid="000c5d59"/>
    </style:style>
    <style:style style:name="T16" style:family="text">
      <style:text-properties fo:color="#bf0041" loext:opacity="100%" officeooo:rsid="000c5d59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variant="normal" fo:text-transform="none" fo:color="#ff0000" loext:opacity="100%" style:text-line-through-style="none" style:text-line-through-type="none" style:font-name="Arial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style:text-line-through-style="none" style:text-line-through-type="none" style:font-name="Arial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21" style:family="text">
      <style:text-properties fo:font-variant="normal" fo:text-transform="none" fo:color="#ff0000" loext:opacity="100%" style:text-line-through-style="none" style:text-line-through-type="none" style:font-name="Arial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0c5d59" style:font-size-asian="15pt" style:font-weight-asian="normal" style:font-size-complex="15pt" style:font-weight-complex="normal"/>
    </style:style>
    <style:style style:name="T24" style:family="text">
      <style:text-properties fo:font-size="15pt" fo:font-weight="normal" officeooo:rsid="001770d1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Arial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26" style:family="text">
      <style:text-properties fo:font-variant="normal" fo:text-transform="none" style:text-line-through-style="none" style:text-line-through-type="none" style:font-name="Arial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27" style:family="text">
      <style:text-properties style:font-name="Arial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28" style:family="text">
      <style:text-properties style:font-name="Arial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29" style:family="text">
      <style:text-properties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30" style:family="text">
      <style:text-properties fo:color="#ff0000" loext:opacity="100%" officeooo:rsid="000496ee"/>
    </style:style>
    <style:style style:name="T31" style:family="text">
      <style:text-properties fo:color="#ff0000" loext:opacity="100%" officeooo:rsid="000695b6"/>
    </style:style>
    <style:style style:name="T32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34" style:family="text">
      <style:text-properties fo:color="#000000" loext:opacity="100%" fo:font-weight="normal" style:font-weight-asian="normal" style:font-weight-complex="normal"/>
    </style:style>
    <style:style style:name="T35" style:family="text">
      <style:text-properties fo:color="#000000" loext:opacity="100%"/>
    </style:style>
    <style:style style:name="T36" style:family="text">
      <style:text-properties fo:font-weight="normal" officeooo:rsid="000496ee"/>
    </style:style>
    <style:style style:name="T37" style:family="text">
      <style:text-properties fo:font-weight="normal"/>
    </style:style>
    <style:style style:name="T38" style:family="text">
      <style:text-properties fo:color="#ff0000" loext:opacity="100%"/>
    </style:style>
    <style:style style:name="T39" style:family="text">
      <style:text-properties officeooo:rsid="0007906c"/>
    </style:style>
    <style:style style:name="T40" style:family="text">
      <style:text-properties fo:color="#ff0000" loext:opacity="100%" officeooo:rsid="0007906c" style:font-weight-asian="bold" style:font-weight-complex="bold"/>
    </style:style>
    <style:style style:name="T41" style:family="text">
      <style:text-properties fo:color="#000000" loext:opacity="100%" officeooo:rsid="0007906c" style:font-weight-asian="bold" style:font-weight-complex="bold"/>
    </style:style>
    <style:style style:name="T42" style:family="text">
      <style:text-properties officeooo:rsid="000496ee" style:font-weight-asian="bold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45" style:family="text">
      <style:text-properties officeooo:rsid="0009e25c"/>
    </style:style>
    <style:style style:name="T46" style:family="text">
      <style:text-properties fo:color="#000000" loext:opacity="100%" officeooo:rsid="000f79a3"/>
    </style:style>
    <style:style style:name="T47" style:family="text">
      <style:text-properties officeooo:rsid="000f79a3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05eba" style:text-blinking="false" fo:background-color="transparent" loext:char-shading-value="0" style:font-weight-asian="bold" style:font-weight-complex="bold"/>
    </style:style>
    <style:style style:name="T50" style:family="text">
      <style:text-properties fo:color="#ff0000" loext:opacity="100%" fo:font-weight="bold" officeooo:rsid="000496ee"/>
    </style:style>
    <style:style style:name="T51" style:family="text">
      <style:text-properties fo:font-weight="bold"/>
    </style:style>
    <style:style style:name="T52" style:family="text">
      <style:text-properties fo:font-weight="bold" officeooo:rsid="0011f355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54" style:family="text">
      <style:text-properties fo:color="#000000" loext:opacity="100%" officeooo:rsid="001466bd"/>
    </style:style>
    <style:style style:name="T55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58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60" style:family="text">
      <style:text-properties fo:font-variant="normal" fo:text-transform="none" fo:color="#0000ff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61" style:family="text">
      <style:text-properties fo:color="#ff0000" loext:opacity="100%" fo:font-weight="bold" style:font-weight-asian="bold" style:font-weight-complex="bold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fo:font-weight="bold" officeooo:rsid="001466bd" style:text-blinking="false" fo:background-color="transparent" loext:char-shading-value="0"/>
    </style:style>
    <style:style style:name="T63" style:family="text">
      <style:text-properties officeooo:rsid="001466bd"/>
    </style:style>
    <style:style style:name="T64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$ </text:span><text:span text:style-name="T2">cd</text:span><text:span text:style-name="T3"><text:tab/><text:tab/><text:tab/><text:tab/><text:tab/><text:tab/><text:tab/></text:span><text:span text:style-name="T4"><text:tab/><text:tab/> <text:s/><text:tab/><text:tab/> <text:s text:c="9"/><text:tab/> (change directory)</text:span></text:p>
      <text:p text:style-name="P2"><text:span text:style-name="T1">$</text:span><text:span text:style-name="T5"> </text:span><text:span text:style-name="T2">mkdir</text:span><text:span text:style-name="T6"> </text:span><text:span text:style-name="T7">folder</text:span><text:span text:style-name="T8">_</text:span><text:span text:style-name="T7">name<text:tab/></text:span></text:p>
      <text:p text:style-name="P2"><text:span text:style-name="T1">$</text:span><text:span text:style-name="T5"> </text:span><text:span text:style-name="T2">ls</text:span></text:p>
      <text:p text:style-name="P2"><text:span text:style-name="T1">$</text:span><text:span text:style-name="T5"> </text:span><text:span text:style-name="T2">pwd</text:span><text:span text:style-name="T6"><text:tab/><text:tab/><text:tab/><text:tab/><text:tab/><text:tab/> <text:s/></text:span><text:span text:style-name="T3"><text:tab/><text:tab/><text:tab/><text:tab/><text:tab/> <text:tab/></text:span><text:span text:style-name="T6"> </text:span><text:span text:style-name="T4">(</text:span><text:span text:style-name="T9">P</text:span><text:span text:style-name="T7">rint working directory</text:span><text:span text:style-name="T4">)</text:span></text:p>
      <text:p text:style-name="P3"><text:span text:style-name="T10">$</text:span> <text:span text:style-name="T11">touch</text:span> <text:span text:style-name="T12">1.txt<text:tab/></text:span></text:p>
      <text:p text:style-name="P3"><text:span text:style-name="T10">$</text:span> <text:span text:style-name="T11">sudo -i  <text:s text:c="2"/></text:span><text:s text:c="40"/><text:tab/> <text:tab/><text:tab/> <text:s/><text:tab/><text:tab/><text:tab/><text:tab/> <text:s/><text:span text:style-name="T12">(root user😎️)</text:span></text:p>
      <text:p text:style-name="P4">___________________________________________________________________________________________</text:p>
      <text:p text:style-name="P3"><text:span text:style-name="T10">$</text:span> <text:span text:style-name="T11">rm</text:span> <text:span text:style-name="T12">path</text:span><text:span text:style-name="T13">1</text:span><text:span text:style-name="T12">/file1 path</text:span><text:span text:style-name="T13">2</text:span><text:span text:style-name="T12">/file2 <text:tab/><text:tab/><text:tab/><text:tab/><text:tab/><text:tab/><text:tab/><text:tab/> <text:s/></text:span><text:span text:style-name="T14">(</text:span><text:span text:style-name="T12">Remove specific files</text:span><text:span text:style-name="T14">)</text:span></text:p>
      <text:p text:style-name="P3"><text:span text:style-name="T10">$</text:span> <text:span text:style-name="T11">rmdir</text:span><text:tab/><text:tab/><text:tab/><text:tab/><text:tab/><text:tab/><text:tab/><text:tab/><text:tab/><text:tab/><text:tab/><text:tab/> <text:s/><text:span text:style-name="T14">(</text:span><text:span text:style-name="T12">Remove specific directories</text:span><text:span text:style-name="T14">)</text:span></text:p>
      <text:p text:style-name="P3"><text:span text:style-name="T10">$</text:span> <text:span text:style-name="T11">rm -r</text:span> <text:span text:style-name="T13">folder <text:s text:c="3"/></text:span></text:p>
      <text:p text:style-name="P5"><text:tab/>or <text:s text:c="4"/></text:p>
      <text:p text:style-name="P3"><text:span text:style-name="T10">$</text:span><text:span text:style-name="T15"> </text:span><text:span text:style-name="T16">rm --recursive</text:span><text:span text:style-name="T15"> </text:span><text:span text:style-name="T13">folde</text:span><text:span text:style-name="T1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Flag</text:p>
            </table:table-cell>
            <table:table-cell table:style-name="Table1.A1" office:value-type="string">
              <text:p text:style-name="P6">Meaning</text:p>
            </table:table-cell>
            <table:table-cell table:style-name="Table1.A1" office:value-type="string">
              <text:p text:style-name="P6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7">-r</text:span></text:span></text:p>
          </table:table-cell>
          <table:table-cell table:style-name="Table1.A1" office:value-type="string">
            <text:p text:style-name="P7">recursive (delete directories)</text:p>
          </table:table-cell>
          <table:table-cell table:style-name="Table1.A1" office:value-type="string">
            <text:p text:style-name="P8"><text:span text:style-name="Source_20_Text"><text:span text:style-name="T18">$ </text:span></text:span><text:span text:style-name="Source_20_Text"><text:span text:style-name="T19">rm -r</text:span></text:span><text:span text:style-name="Source_20_Text"><text:span text:style-name="T17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7">-f</text:span></text:span></text:p>
          </table:table-cell>
          <table:table-cell table:style-name="Table1.A1" office:value-type="string">
            <text:p text:style-name="P7">force (no confirmation, ignore errors)</text:p>
          </table:table-cell>
          <table:table-cell table:style-name="Table1.A1" office:value-type="string">
            <text:p text:style-name="P8"><text:span text:style-name="Source_20_Text"><text:span text:style-name="T18">$ </text:span></text:span><text:span text:style-name="Source_20_Text"><text:span text:style-name="T19">rm -rf</text:span></text:span><text:span text:style-name="Source_20_Text"><text:span text:style-name="T17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7">-i</text:span></text:span></text:p>
          </table:table-cell>
          <table:table-cell table:style-name="Table1.A1" office:value-type="string">
            <text:p text:style-name="P7">interactive (ask before deleting each file)</text:p>
          </table:table-cell>
          <table:table-cell table:style-name="Table1.A1" office:value-type="string">
            <text:p text:style-name="P8"><text:span text:style-name="Source_20_Text"><text:span text:style-name="T18">$ </text:span></text:span><text:span text:style-name="Source_20_Text"><text:span text:style-name="T19">rm -ri</text:span></text:span><text:span text:style-name="Source_20_Text"><text:span text:style-name="T17"> folder</text:span></text:span></text:p>
          </table:table-cell>
        </table:table-row>
      </table:table>
      <text:p text:style-name="P9"/>
      <text:p text:style-name="P10"><text:span text:style-name="Source_20_Text"><text:span text:style-name="T20">$</text:span></text:span><text:span text:style-name="Source_20_Text"><text:span text:style-name="T21"> </text:span></text:span><text:span text:style-name="Source_20_Text"><text:span text:style-name="T17">rm -ri </text:span></text:span><text:span text:style-name="Source_20_Text"><text:span text:style-name="T22">folder</text:span></text:span><text:span text:style-name="Source_20_Text"><text:span text:style-name="T23">2 <text:s text:c="3"/><text:tab/><text:tab/><text:tab/><text:tab/><text:tab/><text:tab/><text:tab/><text:tab/> <text:tab/></text:span></text:span><text:span text:style-name="Source_20_Text"><text:span text:style-name="T24">(</text:span></text:span><text:span text:style-name="Source_20_Text"><text:span text:style-name="T25">✅ </text:span></text:span><text:span text:style-name="Source_20_Text"><text:span text:style-name="T26">Safe Deletion</text:span></text:span><text:span text:style-name="Source_20_Text"><text:span text:style-name="T23">)</text:span></text:span></text:p>
      <text:p text:style-name="P11">It will ask:</text:p>
      <text:p text:style-name="P12"><text:span text:style-name="Source_20_Text"><text:span text:style-name="T22">rm: descend into directory 'folder</text:span></text:span><text:span text:style-name="Source_20_Text"><text:span text:style-name="T23">2</text:span></text:span><text:span text:style-name="Source_20_Text"><text:span text:style-name="T22">'? y</text:span></text:span></text:p>
      <text:p text:style-name="P13"><text:span text:style-name="Source_20_Text"><text:span text:style-name="T22">rm: remove regular file 'folder</text:span></text:span><text:span text:style-name="Source_20_Text"><text:span text:style-name="T23">2</text:span></text:span><text:span text:style-name="Source_20_Text"><text:span text:style-name="T22">/file1'? y</text:span></text:span></text:p>
      <text:p text:style-name="P14"><text:span text:style-name="Source_20_Text"><text:span text:style-name="T20">$</text:span></text:span><text:span text:style-name="Source_20_Text"><text:span text:style-name="T17"> sudo rm -rf / </text:span></text:span><text:span text:style-name="Source_20_Text"><text:span text:style-name="T22"><text:s/><text:tab/><text:tab/><text:tab/><text:tab/><text:tab/><text:tab/><text:tab/><text:tab/><text:tab/>(</text:span></text:span><text:span text:style-name="Source_20_Text"><text:span text:style-name="T27">⚠️ Danger Zone </text:span></text:span><text:span text:style-name="Source_20_Text"><text:span text:style-name="T28">&amp;&amp; <text:s/></text:span></text:span><text:span text:style-name="T29">💀</text:span><text:span text:style-name="T29"> </text:span><text:span text:style-name="Strong_20_Emphasis"><text:span text:style-name="T29">NEVER run this</text:span></text:span><text:span text:style-name="Strong_20_Emphasis"><text:span text:style-name="T22">) </text:span></text:span><text:span text:style-name="T17"><text:line-break/><text:tab/><text:tab/><text:tab/><text:tab/><text:tab/><text:tab/><text:tab/><text:tab/><text:tab/><text:tab/><text:tab/><text:tab/><text:tab/></text:span><text:span text:style-name="T22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4">___________________________________________________________________________________________</text:p>
      <text:p text:style-name="P15"><text:span text:style-name="T30">$</text:span> stat <text:span text:style-name="T12">File_Fodler_name</text:span></text:p>
      <text:p text:style-name="P15"><text:span text:style-name="T30">$</text:span> uptime</text:p>
      <text:p text:style-name="P15"><text:span text:style-name="T30">$</text:span> nautilus  <text:span text:style-name="T12">path/path/path</text:span></text:p>
      <text:p text:style-name="P15"><text:span text:style-name="T30">$</text:span> whoami</text:p>
      <text:p text:style-name="P15"><text:span text:style-name="T30">$</text:span> exit</text:p>
      <text:p text:style-name="P15"><text:span text:style-name="T30">$</text:span> grep -r "<text:span text:style-name="T12">word_find</text:span>"  <text:span text:style-name="T12">folder/<text:tab/><text:tab/><text:tab/><text:tab/></text:span><text:span text:style-name="T31">*******************************</text:span></text:p>
      <text:p text:style-name="P16"><text:span text:style-name="T32">$</text:span><text:span text:style-name="T33"> npm install –legacy-peer-deps</text:span></text:p>
      <text:p text:style-name="P17">$ <text:span text:style-name="T34">command1</text:span><text:span text:style-name="T35"> | </text:span><text:span text:style-name="T34">command2</text:span><text:span text:style-name="T35"> | </text:span><text:span text:style-name="T34">command3</text:span><text:span text:style-name="T10"> <text:s/></text:span><text:span text:style-name="T36"><text:tab/><text:tab/><text:tab/></text:span><text:span text:style-name="T37">vs<text:tab/><text:tab/><text:tab/></text:span>$ <text:span text:style-name="T35">command1</text:span></text:p>
      <text:p text:style-name="P18"><text:span text:style-name="T38"><text:tab/><text:tab/><text:tab/><text:tab/><text:tab/><text:tab/><text:tab/><text:tab/><text:tab/><text:tab/><text:tab/><text:tab/><text:tab/>$ </text:span>command<text:span text:style-name="T39">2</text:span></text:p>
      <text:p text:style-name="P18"><text:span text:style-name="T40"><text:tab/><text:tab/><text:tab/><text:tab/><text:tab/><text:tab/></text:span><text:span text:style-name="T40"><text:tab/><text:tab/><text:tab/><text:tab/><text:tab/><text:tab/><text:tab/>$ </text:span><text:span text:style-name="T41">command3</text:span><text:span text:style-name="T42"> </text:span></text:p>
      <text:p text:style-name="P19"/>
      <text:p text:style-name="P19"/>
      <text:p text:style-name="P20"><text:span text:style-name="Strong_20_Emphasis"><text:span text:style-name="T17">Run command 2 if command 1 succeeds</text:span></text:span><text:span text:style-name="T17">:</text:span></text:p>
      <text:p text:style-name="P21"><text:span text:style-name="Source_20_Text"><text:span text:style-name="T17">command1 &amp;&amp; command2</text:span></text:span></text:p>
      <text:list text:style-name="L1">
        <text:list-item>
          <text:p text:style-name="P22"><text:span text:style-name="Strong_20_Emphasis"><text:span text:style-name="T17">Run command 2 if command 1 fails</text:span></text:span><text:span text:style-name="T17">:</text:span></text:p>
        </text:list-item>
      </text:list>
      <text:p text:style-name="P21"><text:span text:style-name="Source_20_Text"><text:span text:style-name="T17">command1 || command2</text:span></text:span></text:p>
      <text:list text:style-name="L2">
        <text:list-item>
          <text:p text:style-name="P23"><text:span text:style-name="Strong_20_Emphasis"><text:span text:style-name="T17">Run both commands sequentially, no matter the result of command 1</text:span></text:span><text:span text:style-name="T17">:</text:span></text:p>
        </text:list-item>
      </text:list>
      <text:p text:style-name="P24"><text:span text:style-name="Source_20_Text"><text:span text:style-name="T17">command1; command2</text:span></text:span></text:p>
      <text:p text:style-name="P19"/>
      <text:p text:style-name="P19"/>
      <text:p text:style-name="P19"/>
      <text:p text:style-name="P20"><text:span text:style-name="T17">The pipe (</text:span><text:span text:style-name="Source_20_Text"><text:span text:style-name="T17">|</text:span></text:span><text:span text:style-name="T17">) is used to pass the output of one command directly as input to another, enabling the combination of simple commands for more complex tasks.</text:span></text:p>
      <text:list text:style-name="L3">
        <text:list-item>
          <text:p text:style-name="P25">You can use it for filtering, transforming, sorting, and processing data in real-time.</text:p>
        </text:list-item>
      </text:list>
      <text:p text:style-name="P19"/>
      <text:p text:style-name="P26"><text:span text:style-name="T32">$</text:span><text:span text:style-name="T33"> </text:span><text:span text:style-name="T43">tldr </text:span><text:span text:style-name="T43">command (eg. tldr tldr or tlder man)</text:span></text:p>
      <text:p text:style-name="P26"><text:span text:style-name="T30">$</text:span> man command</text:p>
      <text:p text:style-name="P26"><text:span text:style-name="T32">$</text:span><text:span text:style-name="T33"> </text:span><text:span text:style-name="T44">cat</text:span></text:p>
      <text:p text:style-name="P27"><text:span text:style-name="T30">$</text:span> <text:span text:style-name="T45">wget</text:span></text:p>
      <text:p text:style-name="P28">$<text:span text:style-name="T35"> </text:span><text:span text:style-name="T46">cp</text:span></text:p>
      <text:p text:style-name="P29"><text:span text:style-name="T38">$</text:span> <text:span text:style-name="T47">mv</text:span></text:p>
      <text:p text:style-name="P29"><text:span text:style-name="T32">$</text:span><text:span text:style-name="T33"> </text:span><text:span text:style-name="T48">find</text:span></text:p>
      <text:p text:style-name="P29"><text:span text:style-name="T32">$</text:span><text:span text:style-name="T33"> </text:span><text:span text:style-name="T49">chmod</text:span></text:p>
      <text:p text:style-name="P30"><text:span text:style-name="T50">$</text:span><text:span text:style-name="T51"> </text:span><text:span text:style-name="T52">lsblk <text:s text:c="2"/><text:tab/><text:tab/>(</text:span>Lists all block devices<text:span text:style-name="T52">)</text:span></text:p>
      <text:p text:style-name="P29"><text:span text:style-name="T32">$</text:span><text:span text:style-name="T33"> </text:span><text:span text:style-name="T53">nano</text:span></text:p>
      <text:p text:style-name="P31">$<text:span text:style-name="T35"> </text:span><text:span text:style-name="T54">nautilus</text:span></text:p>
      <text:p text:style-name="P32"><text:span text:style-name="T30">$</text:span> touch path/to/file{1..10}<text:tab/><text:tab/><text:tab/><text:tab/><text:tab/><text:span text:style-name="T12">Create multiple files with an increasing number</text:span></text:p>
      <text:p text:style-name="P33"><text:span text:style-name="T55">$</text:span><text:span text:style-name="T56"> </text:span><text:span text:style-name="T57">n</text:span></text:p>
      <text:p text:style-name="P33"><text:span text:style-name="T50">$</text:span><text:span text:style-name="T51"> n</text:span></text:p>
      <text:p text:style-name="P34"><text:span text:style-name="T32">$</text:span><text:span text:style-name="T33"> </text:span><text:span text:style-name="T53">n</text:span></text:p>
      <text:p text:style-name="P34"><text:span text:style-name="T30">$</text:span> n</text:p>
      <text:p text:style-name="P34"/>
      <text:p text:style-name="P35"/>
      <text:p text:style-name="P35"/>
      <text:p text:style-name="P35"><text:span text:style-name="Source_20_Text">/tmp</text:span> is a <text:span text:style-name="Strong_20_Emphasis">temporary directory</text:span> in Linux.</text:p>
      <text:list text:style-name="L4">
        <text:list-item>
          <text:p text:style-name="P36">It stores files that are deleted <text:span text:style-name="Strong_20_Emphasis">automatically after reboot</text:span> or sometimes after a few days.</text:p>
        </text:list-item>
      </text:list>
      <text:p text:style-name="P35"/>
      <text:p text:style-name="P35"/>
      <text:p text:style-name="P37"><text:span text:style-name="Source_20_Text">/tmp</text:span> means: the folder named <text:span text:style-name="Strong_20_Emphasis">tmp</text:span> inside root (<text:span text:style-name="Source_20_Text">/</text:span>)</text:p>
      <text:list text:style-name="L5">
        <text:list-item>
          <text:p text:style-name="P38"><text:span text:style-name="Source_20_Text">tmp/</text:span> means: a folder named <text:span text:style-name="Strong_20_Emphasis">tmp</text:span> inside your <text:span text:style-name="Strong_20_Emphasis">current directory</text:span><text:line-break/></text:p>
        </text:list-item>
      </text:list>
      <text:p text:style-name="P37"/>
      <text:p text:style-name="P35"><text:span text:style-name="Source_20_Text">/opt</text:span> = <text:span text:style-name="Strong_20_Emphasis">optional application software</text:span><text:line-break/>It is part of official Linux Filesystem Hierarchy Standard (FHS).</text:p>
      <text:h text:style-name="P39" text:outline-level="3">✔ Meaning:</text:h>
      <text:p text:style-name="P11"><text:span text:style-name="Source_20_Text">opt</text:span> = <text:span text:style-name="Strong_20_Emphasis">optional</text:span><text:line-break/>This folder is used for applications that <text:span text:style-name="Strong_20_Emphasis">are not part of the OS</text:span> — custom software, third-party tools, your own scripts, etc.</text:p>
      <text:h text:style-name="P39" text:outline-level="3">✔ Why use <text:span text:style-name="Source_20_Text">/opt</text:span>?</text:h>
      <text:p text:style-name="P11">Because it is:</text:p>
      <text:list text:style-name="L6">
        <text:list-item>
          <text:p text:style-name="P40"><text:span text:style-name="Strong_20_Emphasis">Persistent</text:span> (does NOT delete on reboot)</text:p>
        </text:list-item>
        <text:list-item>
          <text:p text:style-name="P40"><text:span text:style-name="Strong_20_Emphasis">Clean</text:span> (keeps your custom apps separate from system files)</text:p>
        </text:list-item>
        <text:list-item>
          <text:p text:style-name="P40"><text:span text:style-name="Strong_20_Emphasis">Standard</text:span> across Ubuntu/Kali/other Linux distros</text:p>
        </text:list-item>
        <text:list-item>
          <text:p text:style-name="P40">Good for <text:span text:style-name="Strong_20_Emphasis">manual installations</text:span> (vs <text:span text:style-name="Source_20_Text">/usr/bin</text:span> which is for package-managed software)</text:p>
        </text:list-item>
      </text:list>
      <text:h text:style-name="P39" text:outline-level="3">✔ Example:</text:h>
      <text:list text:style-name="L7">
        <text:list-item>
          <text:p text:style-name="P41">Google Chrome installs in <text:span text:style-name="Source_20_Text">/opt/google/</text:span></text:p>
        </text:list-item>
        <text:list-item>
          <text:p text:style-name="P41">Android Studio installs in <text:span text:style-name="Source_20_Text">/opt/android-studio/</text:span></text:p>
        </text:list-item>
        <text:list-item>
          <text:p text:style-name="P41">You can keep your custom tools in <text:span text:style-name="Source_20_Text">/opt/mytools/</text:span></text:p>
        </text:list-item>
      </text:list>
      <text:p text:style-name="P35"/>
      <text:p text:style-name="P35"/>
      <text:p text:style-name="P35"/>
      <text:p text:style-name="P42"><text:span text:style-name="T58">$</text:span><text:span text:style-name="T5"> </text:span><text:span text:style-name="T56">nvm ls</text:span><text:span text:style-name="T59">    </text:span><text:span text:style-name="T5">         </text:span></text:p>
      <text:p text:style-name="P43">Find out which versions of Node.js you may have installed and which one of those you're currently using:</text:p>
      <text:p text:style-name="P43">$ nvm use 20.17.0</text:p>
      <text:p text:style-name="P44"/>
      <text:p text:style-name="P43"># used to broadcast important notifications or announcements to all users currently logged into the system.</text:p>
      <text:p text:style-name="P45">$ wall "we will be going down for maintenance for one hour sharply at 03:30 pm"</text:p>
      <text:p text:style-name="P44"/>
      <text:p text:style-name="P43">#combines the functionality of both the ‘uptime‘ and ‘who‘ commands,</text:p>
      <text:p text:style-name="P45"># w</text:p>
      <text:p text:style-name="P44"/>
      <text:p text:style-name="P45">___________________________Rearly Used_______________________________________</text:p>
      <text:p text:style-name="P44"/>
      <text:p text:style-name="P42"><text:span text:style-name="T60">$ nslookup google.com                                                </text:span><text:span text:style-name="T5">          </text:span><text:span text:style-name="T6"># Find the IP Address of a Website</text:span></text:p>
      <text:p text:style-name="P44"/>
      <text:p text:style-name="P45">_________________________ Ubuntu software related ________________________________</text:p>
      <text:p text:style-name="P42"><text:span text:style-name="T60">$ sudo swapoff -a                                                                                            </text:span><text:span text:style-name="T6"># swap memory off</text:span></text:p>
      <text:p text:style-name="P44"/>
      <text:p text:style-name="P44"/>
      <text:p text:style-name="P43">🧩 What is tldr?</text:p>
      <text:p text:style-name="P43"/>
      <text:p text:style-name="P43">tl;dr stands for “too long; didn’t read.”</text:p>
      <text:p text:style-name="P43">It’s a community-driven collection of simplified man pages (manuals) for common terminal commands.</text:p>
      <text:p text:style-name="P44"/>
      <text:p text:style-name="P44"/>
      <text:p text:style-name="P46"><text:span text:style-name="T61">____________________________________________</text:span></text:p>
      <text:p text:style-name="P47"><text:span text:style-name="T62">$</text:span><text:span text:style-name="T63"> </text:span>sudo apt update <text:s/><text:tab/><text:tab/><text:tab/></text:p>
      <text:p text:style-name="P47"><text:span text:style-name="T58">$ </text:span>sudo apt install -y python3-pip git</text:p>
      <text:p text:style-name="P47"><text:span text:style-name="T58">$ </text:span>sudo pip3 install pyudev git+https://github.com/crypto-universe/py_sg –break-system-packages</text:p>
      <text:p text:style-name="P47">----------------------------------------------------------------------------------------------------------------------------------------------------</text:p>
      <text:p text:style-name="P47"><text:span text:style-name="T58">$ </text:span>lsblk <text:s text:c="2"/><text:tab/><text:tab/><text:tab/><text:tab/><text:tab/><text:tab/><text:tab/><text:tab/><text:tab/><text:tab/><text:tab/><text:span text:style-name="T63">(</text:span>List connected drives to find your device (e.g., /dev/sdx)<text:span text:style-name="T63">)</text:span></text:p>
      <text:p text:style-name="P47"><text:span text:style-name="T58">$ </text:span>cd /tmp<text:tab/><text:tab/><text:tab/><text:tab/><text:tab/><text:tab/><text:tab/><text:tab/><text:tab/><text:tab/><text:tab/><text:tab/><text:span text:style-name="T63">(</text:span>Go to temporary folder <text:s/>→ <text:span text:style-name="T63">will vanish when rebooted)</text:span></text:p>
      <text:p text:style-name="P47"><text:span text:style-name="T58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6"/><text:span text:style-name="T63">(</text:span>Download WD Passport unlock script<text:span text:style-name="T63">)</text:span></text:p>
      <text:p text:style-name="P47"><text:span text:style-name="T58">$ </text:span>chmod +x wdpassport-utils.py<text:tab/><text:tab/><text:tab/><text:tab/><text:tab/><text:tab/><text:tab/><text:tab/><text:tab/><text:tab/><text:tab/><text:tab/> <text:s text:c="7"/><text:tab/> <text:s text:c="4"/><text:span text:style-name="T63">(</text:span>Make script executable<text:span text:style-name="T63">)</text:span></text:p>
      <text:p text:style-name="P47"><text:span text:style-name="T58">$ </text:span>sudo python3 /tmp/wdpassport-utils.py -u -d /dev/sdx*<text:tab/><text:span text:style-name="T63">(</text:span>Unlock your WD Passport drive (replace sdx* with actual device)<text:span text:style-name="T63">)</text:span></text:p>
      <text:p text:style-name="P46"/>
      <text:p text:style-name="P46">Flags used:</text:p>
      <text:list text:style-name="L8">
        <text:list-item>
          <text:p text:style-name="P48"><text:span text:style-name="Source_20_Text"><text:span text:style-name="T17">-u</text:span></text:span><text:span text:style-name="T17"> → unlock the drive</text:span></text:p>
        </text:list-item>
        <text:list-item>
          <text:p text:style-name="P48"><text:span text:style-name="Source_20_Text"><text:span text:style-name="T17">-d /dev/sdx*</text:span></text:span><text:span text:style-name="T17"> → specify the device path of your WD Passport drive</text:span></text:p>
        </text:list-item>
      </text:list>
      <text:p text:style-name="P44"><text:span text:style-name="T64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5T08:04:46.467947957</dc:date>
    <meta:editing-duration>PT3H18S</meta:editing-duration>
    <meta:editing-cycles>9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09" meta:word-count="660" meta:character-count="4873" meta:non-whitespace-character-count="3867"/>
  </office:meta>
</office:document-meta>
</file>